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1972df1" officeooo:paragraph-rsid="01972df1"/>
    </style:style>
    <style:style style:name="P16" style:family="paragraph" style:parent-style-name="Text_20_body">
      <style:text-properties officeooo:rsid="0198918b" officeooo:paragraph-rsid="0198918b"/>
    </style:style>
    <style:style style:name="P17" style:family="paragraph" style:parent-style-name="Text_20_body">
      <style:text-properties officeooo:rsid="019efa28" officeooo:paragraph-rsid="019efa28"/>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rsid="00260a45" officeooo:paragraph-rsid="00260a45"/>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ce74c7"/>
    </style:style>
    <style:style style:name="P32" style:family="paragraph" style:parent-style-name="Text_20_body">
      <style:paragraph-properties fo:text-align="justify" style:justify-single-word="false"/>
      <style:text-properties officeooo:rsid="01cc7622" officeooo:paragraph-rsid="01d3361e"/>
    </style:style>
    <style:style style:name="P33" style:family="paragraph" style:parent-style-name="Text_20_body">
      <style:text-properties officeooo:paragraph-rsid="01ccf563"/>
    </style:style>
    <style:style style:name="P34" style:family="paragraph" style:parent-style-name="Heading">
      <style:text-properties officeooo:rsid="0033c55b" officeooo:paragraph-rsid="002529d6"/>
    </style:style>
    <style:style style:name="P35" style:family="paragraph" style:parent-style-name="Heading">
      <style:text-properties officeooo:rsid="010f3d1e" officeooo:paragraph-rsid="0158894a"/>
    </style:style>
    <style:style style:name="P36" style:family="paragraph" style:parent-style-name="Heading_20_2">
      <style:text-properties officeooo:rsid="0080f8f6" officeooo:paragraph-rsid="0080f8f6"/>
    </style:style>
    <style:style style:name="P37" style:family="paragraph" style:parent-style-name="Heading_20_2">
      <style:text-properties officeooo:rsid="00818e2e" officeooo:paragraph-rsid="00818e2e"/>
    </style:style>
    <style:style style:name="P38" style:family="paragraph" style:parent-style-name="code">
      <style:text-properties officeooo:rsid="007e8f9f"/>
    </style:style>
    <style:style style:name="P39" style:family="paragraph" style:parent-style-name="code">
      <style:text-properties officeooo:rsid="00865bc5"/>
    </style:style>
    <style:style style:name="P40" style:family="paragraph" style:parent-style-name="code">
      <style:text-properties officeooo:rsid="0162915e" officeooo:paragraph-rsid="0162915e"/>
    </style:style>
    <style:style style:name="P41" style:family="paragraph" style:parent-style-name="code">
      <style:text-properties officeooo:rsid="0160fcb5" officeooo:paragraph-rsid="0160fcb5"/>
    </style:style>
    <style:style style:name="P42" style:family="paragraph" style:parent-style-name="code">
      <style:text-properties officeooo:rsid="018401ef" officeooo:paragraph-rsid="018401ef"/>
    </style:style>
    <style:style style:name="P43" style:family="paragraph" style:parent-style-name="code">
      <style:text-properties officeooo:rsid="015f22bc" officeooo:paragraph-rsid="015f22bc"/>
    </style:style>
    <style:style style:name="P44" style:family="paragraph" style:parent-style-name="code">
      <style:text-properties officeooo:rsid="01abb65a" officeooo:paragraph-rsid="01abb65a"/>
    </style:style>
    <style:style style:name="P45" style:family="paragraph" style:parent-style-name="Table_20_Contents">
      <style:text-properties officeooo:rsid="0171cce3" officeooo:paragraph-rsid="0198d3ff" fo:background-color="#ffff99"/>
    </style:style>
    <style:style style:name="P46" style:family="paragraph" style:parent-style-name="Table_20_Contents">
      <style:paragraph-properties fo:text-align="start" style:justify-single-word="false"/>
      <style:text-properties style:font-name="FreeSerif2" officeooo:rsid="009e0673" officeooo:paragraph-rsid="009e0673"/>
    </style:style>
    <style:style style:name="P47" style:family="paragraph" style:parent-style-name="Table_20_Contents">
      <style:text-properties style:font-name="FreeSerif2" officeooo:rsid="009f4fbb" officeooo:paragraph-rsid="009f4fbb"/>
    </style:style>
    <style:style style:name="P48" style:family="paragraph" style:parent-style-name="Table_20_Contents">
      <style:text-properties style:font-name="FreeSerif2" officeooo:rsid="00a202e8" officeooo:paragraph-rsid="00a202e8"/>
    </style:style>
    <style:style style:name="P49" style:family="paragraph" style:parent-style-name="Table_20_Contents">
      <style:text-properties style:font-name="FreeSerif2" officeooo:rsid="019b7b15" officeooo:paragraph-rsid="019b7b15"/>
    </style:style>
    <style:style style:name="P50"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1" style:family="paragraph" style:parent-style-name="Table">
      <style:text-properties style:font-name="FreeSerif2"/>
    </style:style>
    <style:style style:name="P52" style:family="paragraph" style:parent-style-name="Table_20_Heading">
      <style:text-properties style:font-name="FreeSerif2" officeooo:rsid="0189800b" officeooo:paragraph-rsid="0189800b"/>
    </style:style>
    <style:style style:name="P53" style:family="paragraph" style:parent-style-name="Table_20_Heading">
      <style:text-properties style:font-name="FreeSerif2" officeooo:rsid="008674c7"/>
    </style:style>
    <style:style style:name="P54" style:family="paragraph" style:parent-style-name="Illustration">
      <style:paragraph-properties fo:text-align="center" style:justify-single-word="false"/>
      <style:text-properties style:font-name="FreeSerif2"/>
    </style:style>
    <style:style style:name="P55" style:family="paragraph" style:parent-style-name="Standard" style:list-style-name="L4">
      <style:paragraph-properties fo:text-align="justify" style:justify-single-word="false"/>
      <style:text-properties style:font-name="FreeSerif2" officeooo:rsid="019b7b15" officeooo:paragraph-rsid="019b7b15"/>
    </style:style>
    <style:style style:name="P56" style:family="paragraph" style:parent-style-name="Text_20_body" style:list-style-name="L2">
      <style:text-properties officeooo:rsid="0052fb60" officeooo:paragraph-rsid="0052fb60"/>
    </style:style>
    <style:style style:name="P57" style:family="paragraph" style:parent-style-name="Text_20_body" style:list-style-name="L2">
      <style:paragraph-properties fo:text-align="justify" style:justify-single-word="false"/>
      <style:text-properties officeooo:paragraph-rsid="005730e6"/>
    </style:style>
    <style:style style:name="P58" style:family="paragraph" style:parent-style-name="Text_20_body" style:list-style-name="L3">
      <style:paragraph-properties fo:text-align="justify" style:justify-single-word="false"/>
      <style:text-properties officeooo:paragraph-rsid="006bd91c"/>
    </style:style>
    <style:style style:name="P59" style:family="paragraph" style:parent-style-name="Text_20_body" style:list-style-name="L2">
      <style:text-properties officeooo:rsid="005bd4c6" officeooo:paragraph-rsid="005bd4c6"/>
    </style:style>
    <style:style style:name="P60" style:family="paragraph" style:parent-style-name="Text_20_body" style:list-style-name="L3"/>
    <style:style style:name="P61" style:family="paragraph" style:parent-style-name="Text_20_body" style:list-style-name="L3">
      <style:text-properties officeooo:paragraph-rsid="006bd91c"/>
    </style:style>
    <style:style style:name="P62" style:family="paragraph" style:parent-style-name="Text_20_body" style:list-style-name="L7">
      <style:paragraph-properties fo:text-align="justify" style:justify-single-word="false"/>
      <style:text-properties officeooo:rsid="00bfaffa" officeooo:paragraph-rsid="01c3a62c"/>
    </style:style>
    <style:style style:name="P63" style:family="paragraph" style:parent-style-name="Text_20_body" style:list-style-name="L7">
      <style:paragraph-properties fo:text-align="justify" style:justify-single-word="false"/>
      <style:text-properties officeooo:rsid="00bfaffa" officeooo:paragraph-rsid="01c58739"/>
    </style:style>
    <style:style style:name="P64" style:family="paragraph" style:parent-style-name="Text_20_body">
      <style:paragraph-properties fo:text-align="justify" style:justify-single-word="false"/>
      <style:text-properties officeooo:rsid="01dd3395" officeooo:paragraph-rsid="01dd3395"/>
    </style:style>
    <style:style style:name="P65" style:family="paragraph" style:parent-style-name="Text_20_body">
      <style:paragraph-properties fo:text-align="justify" style:justify-single-word="false"/>
      <style:text-properties officeooo:rsid="01de48f4" officeooo:paragraph-rsid="01de48f4"/>
    </style:style>
    <style:style style:name="P66" style:family="paragraph" style:parent-style-name="Heading_20_1">
      <style:text-properties officeooo:rsid="01187079" officeooo:paragraph-rsid="01187079"/>
    </style:style>
    <style:style style:name="P67" style:family="paragraph" style:parent-style-name="Heading_20_1">
      <style:text-properties officeooo:rsid="00be3cdd" officeooo:paragraph-rsid="011dcd60"/>
    </style:style>
    <style:style style:name="P68" style:family="paragraph" style:parent-style-name="Heading_20_1">
      <style:text-properties officeooo:paragraph-rsid="01ccf563"/>
    </style:style>
    <style:style style:name="P69" style:family="paragraph" style:parent-style-name="Heading_20_1">
      <style:paragraph-properties fo:break-before="page"/>
      <style:text-properties officeooo:rsid="01cc7622" officeooo:paragraph-rsid="01cc7622"/>
    </style:style>
    <style:style style:name="P70" style:family="paragraph" style:parent-style-name="question">
      <style:text-properties officeooo:rsid="00a88bc8" officeooo:paragraph-rsid="00a88bc8"/>
    </style:style>
    <style:style style:name="P71" style:family="paragraph" style:parent-style-name="question">
      <style:paragraph-properties fo:text-align="justify" style:justify-single-word="false"/>
      <style:text-properties officeooo:rsid="00a88bc8" officeooo:paragraph-rsid="01be9a58"/>
    </style:style>
    <style:style style:name="P72" style:family="paragraph" style:parent-style-name="question">
      <style:text-properties officeooo:paragraph-rsid="00ac79c6"/>
    </style:style>
    <style:style style:name="P73" style:family="paragraph" style:parent-style-name="question">
      <style:paragraph-properties fo:text-align="justify" style:justify-single-word="false"/>
      <style:text-properties officeooo:rsid="00b0baee" officeooo:paragraph-rsid="00b0baee"/>
    </style:style>
    <style:style style:name="P74" style:family="paragraph" style:parent-style-name="question" style:list-style-name="L5">
      <style:paragraph-properties fo:text-align="justify" style:justify-single-word="false"/>
      <style:text-properties officeooo:paragraph-rsid="01be9a58"/>
    </style:style>
    <style:style style:name="P75" style:family="paragraph" style:parent-style-name="question">
      <style:paragraph-properties fo:text-align="justify" style:justify-single-word="false"/>
      <style:text-properties officeooo:paragraph-rsid="00f33639"/>
    </style:style>
    <style:style style:name="P76" style:family="paragraph" style:parent-style-name="question">
      <style:paragraph-properties fo:text-align="justify" style:justify-single-word="false"/>
      <style:text-properties officeooo:paragraph-rsid="01c7a159"/>
    </style:style>
    <style:style style:name="P77" style:family="paragraph" style:parent-style-name="question">
      <style:paragraph-properties fo:text-align="justify" style:justify-single-word="false"/>
      <style:text-properties officeooo:paragraph-rsid="014ce8c2"/>
    </style:style>
    <style:style style:name="P78" style:family="paragraph" style:parent-style-name="question" style:list-style-name="L5">
      <style:paragraph-properties fo:text-align="justify" style:justify-single-word="false"/>
      <style:text-properties officeooo:rsid="01207840" officeooo:paragraph-rsid="01be9a58"/>
    </style:style>
    <style:style style:name="P79" style:family="paragraph" style:parent-style-name="question">
      <style:text-properties officeooo:paragraph-rsid="01be7636"/>
    </style:style>
    <style:style style:name="P80" style:family="paragraph" style:parent-style-name="question" style:list-style-name="L6">
      <style:text-properties officeooo:paragraph-rsid="01be7636"/>
    </style:style>
    <style:style style:name="P81" style:family="paragraph" style:parent-style-name="question" style:list-style-name="L6">
      <style:text-properties officeooo:rsid="01271125" officeooo:paragraph-rsid="01be7636"/>
    </style:style>
    <style:style style:name="P82" style:family="paragraph" style:parent-style-name="question">
      <style:text-properties officeooo:paragraph-rsid="01be9a58"/>
    </style:style>
    <style:style style:name="P83" style:family="paragraph" style:parent-style-name="question">
      <style:paragraph-properties fo:text-align="justify" style:justify-single-word="false"/>
      <style:text-properties officeooo:rsid="01c7a159" officeooo:paragraph-rsid="01c7a159"/>
    </style:style>
    <style:style style:name="P84" style:family="paragraph" style:parent-style-name="question">
      <style:paragraph-properties fo:text-align="justify" style:justify-single-word="false"/>
      <style:text-properties officeooo:rsid="01ccf563" officeooo:paragraph-rsid="01ccf563"/>
    </style:style>
    <style:style style:name="P85" style:family="paragraph" style:parent-style-name="enum" style:list-style-name="L1">
      <style:text-properties officeooo:paragraph-rsid="0158894a"/>
    </style:style>
    <style:style style:name="P86" style:family="paragraph" style:parent-style-name="enum" style:list-style-name="L1">
      <style:text-properties officeooo:rsid="0133d8cf" officeooo:paragraph-rsid="0158894a"/>
    </style:style>
    <style:style style:name="P87" style:family="paragraph" style:parent-style-name="enum" style:list-style-name="L1">
      <style:text-properties fo:language="fr" fo:country="CA" officeooo:paragraph-rsid="0158894a" style:language-asian="zh" style:country-asian="CN" style:language-complex="ar" style:country-complex="SA"/>
    </style:style>
    <style:style style:name="P88"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89"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T114" style:family="text">
      <style:text-properties officeooo:rsid="01de48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5">Inscrire ici le nom des membres de l'équipe</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4">Mise en situation</text:p>
      <text:p text:style-name="P20">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5">Directives</text:p>
      <text:list xml:id="list2600848135948853037" text:style-name="L1">
        <text:list-item>
          <text:p text:style-name="P86">L'activité se fait en équipe de deux. Inscrivez les noms ci-haut.</text:p>
        </text:list-item>
        <text:list-item>
          <text:p text:style-name="P85">Répondez <text:span text:style-name="T68">directement dans le questionnaire</text:span> ODT avec Libre Office.</text:p>
        </text:list-item>
        <text:list-item>
          <text:p text:style-name="P85">La correction se fera directement dans le document électronique.</text:p>
        </text:list-item>
        <text:list-item>
          <text:p text:style-name="P85"><text:span text:style-name="T1">Remettez sur Moodle l</text:span>e questionnaire rempli et le code <text:span text:style-name="T2">(archive tar produite par </text:span><text:span text:style-name="T31">make dist</text:span><text:span text:style-name="T2">).</text:span></text:p>
        </text:list-item>
        <text:list-item>
          <text:p text:style-name="P85">Une seule personne de l'équipe doit effectuer la remise sur Moodle.</text:p>
        </text:list-item>
        <text:list-item>
          <text:p text:style-name="P87">Utilisez les machines du laboratoire pour obtenir vos résultats.</text:p>
        </text:list-item>
        <text:list-item>
          <text:p text:style-name="P88">10% de la note finale peut être enlevée pour la mauvaise qualité de la langue.</text:p>
        </text:list-item>
        <text:list-item>
          <text:p text:style-name="P89">Les laboratoire<text:span text:style-name="T113">s</text:span> 1 et 2 sont à remettre sur <text:span text:style-name="T110">M</text:span>oodle avant le 21 octobre à 18h00.</text:p>
        </text:list-item>
      </text:list>
      <text:p text:style-name="P50">Après avoir décompressé les sources, exécute<text:span text:style-name="T85">z</text:span> le script <text:span text:style-name="T30">fixperms.sh</text:span> pour corriger les permissions <text:span text:style-name="T85">puis n'oubliez pas de configurer votre projet :</text:span></text:p>
      <text:p text:style-name="P40">tar xzvf inf2610-lab2-1.<text:span text:style-name="T111">6</text:span>.tar.gz</text:p>
      <text:p text:style-name="P41">cd inf2610-lab2-1.<text:span text:style-name="T112">6</text:span>/</text:p>
      <text:p text:style-name="P43">sh fixperms.sh</text:p>
      <text:p text:style-name="P44">chmod +x configure</text:p>
      <text:p text:style-name="P44">./configure</text:p>
      <text:h text:style-name="Heading_20_1" text:outline-level="1"><text:soft-page-break/><text:span text:style-name="T4">Classification des verrous</text:span> [ <text:span text:style-name="T26">8</text:span> pts ]</text:h>
      <text:p text:style-name="P21"><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21"><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6">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1665280740430269526" text:style-name="L2">
        <text:list-item>
          <text:p text:style-name="P56"><text:span text:style-name="T68">mutex.c </text:span>: utilisation d'un seul mutex <text:span text:style-name="T30">PThread</text:span> comme simple verrou partagé.</text:p>
        </text:list-item>
        <text:list-item>
          <text:p text:style-name="P57"><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59"><text:span text:style-name="T68">spinlock.c</text:span> : utilisation de <text:span text:style-name="T87">minispinlock</text:span> (voir le fichier minispinlock.asm).</text:p>
        </text:list-item>
      </text:list>
      <text:p text:style-name="P18">Dans chaque fichier se trouvent 3 fonctions :</text:p>
      <text:list xml:id="list7518374706970190552" text:style-name="L3">
        <text:list-item>
          <text:p text:style-name="P60"><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61"><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58"><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38"><text:soft-page-break/>./multilock --lib serial --verbose </text:p>
      <text:p text:style-name="P42">label <text:s text:c="14"/>N <text:s text:c="15"/>sum <text:s text:c="14"/>mean </text:p>
      <text:p text:style-name="P42">actual <text:s text:c="7"/>2000000 <text:s text:c="2"/>999999000000.000 <text:s text:c="8"/>499999.500 </text:p>
      <text:p text:style-name="P42">expected <text:s text:c="5"/>2000000 <text:s text:c="2"/>999999000000.000 <text:s text:c="8"/>499999.500 </text:p>
      <text:p text:style-name="P42">PASS serial </text:p>
      <text:p text:style-name="P3"/>
      <text:p text:style-name="P5">Si la section critique est bien protégée, alors le programme retournera « PASS ». <text:span text:style-name="T88">Il renverra</text:span> « FAIL » dans le cas contraire. </text:p>
      <text:p text:style-name="P37">Traçage de l'exécution</text:p>
      <text:p text:style-name="P19">Une fois le code complété, tracez l'ensemble des tests avec la commande suivante :</text:p>
      <text:p text:style-name="P39">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2604412431922702925" text:style-name="L4">
        <text:list-item>
          <text:p text:style-name="P55">Une section critique très courte répétée un grand nombre de fois;</text:p>
        </text:list-item>
        <text:list-item>
          <text:p text:style-name="P55">Une section critique très longue répétée un petit nombre de fois.</text:p>
        </text:list-item>
      </text:list>
      <text:p text:style-name="P7"/>
      <text:p text:style-name="P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able:table-row>
          <table:table-cell table:style-name="Tableau2.A1" office:value-type="string">
            <text:p text:style-name="P53">Propriété</text:p>
          </table:table-cell>
          <table:table-cell table:style-name="Tableau2.A1" office:value-type="string">
            <text:p text:style-name="P53">Mutex</text:p>
          </table:table-cell>
          <table:table-cell table:style-name="Tableau2.A1" office:value-type="string">
            <text:p text:style-name="P52">Semrelay</text:p>
          </table:table-cell>
          <table:table-cell table:style-name="Tableau2.D1" office:value-type="string">
            <text:p text:style-name="P53">Spinlock</text:p>
          </table:table-cell>
        </table:table-row>
        <table:table-row>
          <table:table-cell table:style-name="Tableau2.C5" office:value-type="string">
            <text:p text:style-name="P46">Est-ce que le fil d'exécution en attente bloque pour l'accès à la section critique ? (WAIT_BLOCKED)</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7">Est-ce qu'il se produit des appels système ? Si oui, le<text:span text:style-name="T50">s</text:span>quel<text:span text:style-name="T51">s</text:span> ?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8">Est-ce qu'une famine est possible? Si oui, comment est-elle visible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9">La granularité affecte-elle le comportement <text:span text:style-name="T61">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1">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70"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2"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73" text:outline-level="2"><text:span text:style-name="T109">Résumez succinctement les avantages et inconvénients des trois verrous étudiés plus haut selon vos observations</text:span>.</text:h>
            <text:p text:style-name="P17">Réponse :</text:p>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66" text:outline-level="1">Détection d'interblocage [ 4 pts ]</text:h>
      <text:p text:style-name="P28">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4"><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4"><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1"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5763582434931485243" text:style-name="L5">
              <text:list-item>
                <text:list>
                  <text:list-item>
                    <text:h text:style-name="P74" text:outline-level="2"><text:span text:style-name="T37">L'interblocage survient-il toujours pour les mêmes valeurs de </text:span><text:span text:style-name="technical"><text:span text:style-name="T58">x </text:span></text:span><text:span text:style-name="T37">? Expliquez pourquoi. </text:span></text:h>
                  </text:list-item>
                </text:list>
              </text:list-item>
            </text:list>
            <text:p text:style-name="P64">L'apparition de l'interblocage est lie <text:span text:style-name="T114">a l'ordonnancement, qu'on ne maitrise pas ici.</text:span></text:p>
            <text:list xml:id="list195548266747435" text:continue-numbering="true" text:style-name="L5">
              <text:list-item>
                <text:list>
                  <text:list-item>
                    <text:h text:style-name="P78" text:outline-level="2">Est-ce possible que l'interblocage ne survienne jamais ? Si oui, proposez un exemple concret.</text:h>
                  </text:list-item>
                </text:list>
              </text:list-item>
            </text:list>
            <text:p text:style-name="P65">Si un des fil d’exécution a le temps de s’exécuter jusqu'au deuxième lock sans que l'autre fil est eu le temps d'arriver au premier lock, il n'y aura pas d'interblocage.</text:p>
            <text:p text:style-name="P15">Réponse<text:span text:style-name="T100">s</text:span> :</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ext:soft-page-break/>
        <table:table-row>
          <table:table-cell table:style-name="Tableau4.A1" office:value-type="string">
            <text:h text:style-name="P79"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3667437117557431304" text:style-name="L6">
              <text:list-item>
                <text:list>
                  <text:list-item>
                    <text:h text:style-name="P81" text:outline-level="2">Votre détection d'interblocage est-elle parfaite (i.e détecte bien tous les interblocages)? </text:h>
                  </text:list-item>
                  <text:list-item>
                    <text:h text:style-name="P81" text:outline-level="2">Quel est le risque principal d'une telle solution ?</text:h>
                  </text:list-item>
                  <text:list-item>
                    <text:h text:style-name="P80" text:outline-level="2"><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16">Réponse<text:span text:style-name="T100">s</text:span> :</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able:table-row>
          <table:table-cell table:style-name="Tableau4.A1" office:value-type="string">
            <text:h text:style-name="P82"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67" text:outline-level="1">Communication par tubes [ <text:span text:style-name="T45">8</text:span> pts ]</text:h>
      <text:p text:style-name="P29">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7102490077130697793" text:style-name="L7">
        <text:list-item>
          <text:p text:style-name="P62">La première étape consiste à séparer l'entrée en mots et à calculer leurs tailles. </text:p>
        </text:list-item>
        <text:list-item>
          <text:p text:style-name="P63">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54"><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75"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83" text:outline-level="2">Actuellement, les statistiques de fréquences sont affichées seulement à la fin du traitement. En appuyant sur les touches CTRL-C, le signal SIGINT est envoyé au programme. Celui-ci quitte et les données ne sont pas affichées. </text:h>
            <text:h text:style-name="P76"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77"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69" text:outline-level="1">[BONUS] Retour sur les ATM [2 pts]</text:h>
      <text:p text:style-name="P32">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32">Proposez une solution <text:span text:style-name="T54">à</text:span> ce problème et implémentez la dans le fichier banque.c fourni. </text:p>
      <text:p text:style-name="P31">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84" text:outline-level="2">Pertinence de la solution et bonne implémentation.</text:h>
          </table:table-cell>
          <table:table-cell table:style-name="Tableau5.A1" office:value-type="string">
            <text:p text:style-name="P14"/>
          </table:table-cell>
          <table:table-cell table:style-name="Tableau5.A1" office:value-type="string">
            <text:p text:style-name="P33"><text:s/>/<text:span text:style-name="T108">2</text:span> pt</text:p>
          </table:table-cell>
        </table:table-row>
      </table:table>
      <text:h text:style-name="P6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3H58M51S</meta:editing-duration>
    <meta:editing-cycles>84</meta:editing-cycles>
    <meta:generator>LibreOffice/4.4.5.2$Linux_X86_64 LibreOffice_project/40$Build-2</meta:generator>
    <meta:initial-creator>francis </meta:initial-creator>
    <dc:date>2015-09-30T19:55:47.245794451</dc:date>
    <meta:document-statistic meta:table-count="7" meta:image-count="1" meta:object-count="0" meta:page-count="7" meta:paragraph-count="121" meta:word-count="1671" meta:character-count="10748" meta:non-whitespace-character-count="9128"/>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